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dc54" officeooo:paragraph-rsid="000ddc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 project m0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11:34:33.560686575</meta:creation-date>
    <dc:date>2020-09-03T11:35:08.292055474</dc:date>
    <meta:editing-duration>PT35S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  <meta:generator>LibreOffice/6.0.7.3$Linux_X86_64 LibreOffice_project/00m0$Build-3</meta:generator>
  </office:meta>
</office:document-meta>
</file>